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Bernd Elbe</text:span></text:p>
      <text:p text:style-name="P3"><text:tab/><text:tab/></text:p>
      <text:p text:style-name="P2"><text:span text:style-name="Highlighted_20_with_20_gray_20_Char"><text:span text:style-name="T4">Odio eum tempore praesentium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117c1803-662b-48ca-9285-c28ca45050e7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52c24ce1-95cd-4b80-a41d-f1af30110028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8b749ef2-b235-4e3f-86b2-b0c594d559ee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jonell.schimmel@wintheiser.name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